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1dcc" officeooo:paragraph-rsid="00121dcc"/>
    </style:style>
    <style:style style:name="P2" style:family="paragraph" style:parent-style-name="Standard">
      <style:text-properties officeooo:rsid="0013b70e" officeooo:paragraph-rsid="0013b70e"/>
    </style:style>
    <style:style style:name="T1" style:family="text">
      <style:text-properties officeooo:rsid="0013b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á,</text:p>
      <text:p text:style-name="P1"/>
      <text:p text:style-name="P1">Tudo bom?</text:p>
      <text:p text:style-name="P1"/>
      <text:p text:style-name="P1">Antes de mais nada obrigado pela visita e agradeço antecipadamente <text:span text:style-name="T1">sua</text:span> respo<text:span text:style-name="T1">sta</text:span> a pesquisa de experiencia do usuário.</text:p>
      <text:p text:style-name="P1"/>
      <text:p text:style-name="P2">Vamos lá…</text:p>
      <text:p text:style-name="P2"/>
      <text:p text:style-name="P2">Meu nome é Gustavo Davi, nascido em Maceió Alagoas, sou filho de Marieta Vieira e Eusebio Guedes. Pessoas essas que admiro e formaram esse que vos escreve. Nasci em 199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7:57:04.622111055</meta:creation-date>
    <dc:date>2019-03-18T18:32:37.250286246</dc:date>
    <meta:editing-duration>PT5M12S</meta:editing-duration>
    <meta:editing-cycles>1</meta:editing-cycles>
    <meta:document-statistic meta:table-count="0" meta:image-count="0" meta:object-count="0" meta:page-count="1" meta:paragraph-count="5" meta:word-count="53" meta:character-count="309" meta:non-whitespace-character-count="260"/>
    <meta:generator>LibreOffice/6.0.7.3$Linux_X86_64 LibreOffice_project/00m0$Build-3</meta:generator>
  </office:meta>
</office:document-meta>
</file>